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221" officeooo:paragraph-rsid="00180221"/>
    </style:style>
    <style:style style:name="P2" style:family="paragraph" style:parent-style-name="Standard">
      <style:text-properties officeooo:rsid="0018888a" officeooo:paragraph-rsid="0018888a"/>
    </style:style>
    <style:style style:name="P3" style:family="paragraph" style:parent-style-name="Standard">
      <style:text-properties style:font-name="sans-serif" fo:font-size="12.75pt" officeooo:rsid="001e3995" officeooo:paragraph-rsid="001e3995"/>
    </style:style>
    <style:style style:name="P4" style:family="paragraph" style:parent-style-name="Standard">
      <style:text-properties officeooo:rsid="0020bb97" officeooo:paragraph-rsid="00239924"/>
    </style:style>
    <style:style style:name="P5" style:family="paragraph" style:parent-style-name="Standard">
      <style:text-properties officeooo:rsid="0021a6d5" officeooo:paragraph-rsid="0021a6d5"/>
    </style:style>
    <style:style style:name="P6" style:family="paragraph" style:parent-style-name="Text_20_body">
      <style:text-properties officeooo:rsid="0020bb97" officeooo:paragraph-rsid="0020bb97"/>
    </style:style>
    <style:style style:name="P7" style:family="paragraph" style:parent-style-name="Text_20_body">
      <style:text-properties officeooo:rsid="0021a6d5" officeooo:paragraph-rsid="0021a6d5"/>
    </style:style>
    <style:style style:name="P8" style:family="paragraph" style:parent-style-name="Text_20_body">
      <style:text-properties style:font-name="sans-serif" fo:font-size="12.75pt" officeooo:rsid="001c65a1" officeooo:paragraph-rsid="001c65a1"/>
    </style:style>
    <style:style style:name="P9" style:family="paragraph" style:parent-style-name="Text_20_body">
      <style:text-properties fo:font-weight="bold" officeooo:rsid="0021a6d5" officeooo:paragraph-rsid="0021a6d5" style:font-weight-asian="bold" style:font-weight-complex="bold"/>
    </style:style>
    <style:style style:name="P10" style:family="paragraph" style:parent-style-name="Text_20_body">
      <style:text-properties fo:font-weight="bold" officeooo:rsid="0021fd47" officeooo:paragraph-rsid="0021fd47" style:font-weight-asian="bold" style:font-weight-complex="bold"/>
    </style:style>
    <style:style style:name="P11" style:family="paragraph" style:parent-style-name="Text_20_body">
      <style:text-properties fo:font-weight="bold" officeooo:rsid="00239924" officeooo:paragraph-rsid="00239924" style:font-weight-asian="bold" style:font-weight-complex="bold"/>
    </style:style>
    <style:style style:name="P12" style:family="paragraph" style:parent-style-name="Text_20_body">
      <style:text-properties fo:font-weight="bold" officeooo:rsid="0024422c" officeooo:paragraph-rsid="0024422c" style:font-weight-asian="bold" style:font-weight-complex="bold"/>
    </style:style>
    <style:style style:name="P13" style:family="paragraph" style:parent-style-name="Text_20_body">
      <style:text-properties fo:font-weight="bold" officeooo:rsid="0024422c" officeooo:paragraph-rsid="002597df" style:font-weight-asian="bold" style:font-weight-complex="bold"/>
    </style:style>
    <style:style style:name="P14" style:family="paragraph" style:parent-style-name="Text_20_body">
      <style:text-properties fo:font-weight="bold" officeooo:rsid="0027e587" officeooo:paragraph-rsid="0027e587" style:font-weight-asian="bold" style:font-weight-complex="bold"/>
    </style:style>
    <style:style style:name="P15" style:family="paragraph" style:parent-style-name="Text_20_body">
      <style:text-properties officeooo:rsid="00239924" officeooo:paragraph-rsid="00239924"/>
    </style:style>
    <style:style style:name="P16" style:family="paragraph" style:parent-style-name="Text_20_body">
      <style:text-properties officeooo:rsid="002627e8" officeooo:paragraph-rsid="002627e8"/>
    </style:style>
    <style:style style:name="P17" style:family="paragraph" style:parent-style-name="Text_20_body">
      <style:text-properties officeooo:rsid="0027e587" officeooo:paragraph-rsid="0027e587"/>
    </style:style>
    <style:style style:name="P18" style:family="paragraph" style:parent-style-name="Text_20_body">
      <style:text-properties officeooo:rsid="00296272" officeooo:paragraph-rsid="00296272"/>
    </style:style>
    <style:style style:name="P19" style:family="paragraph" style:parent-style-name="Text_20_body">
      <style:text-properties officeooo:rsid="0029d926" officeooo:paragraph-rsid="0029d926"/>
    </style:style>
    <style:style style:name="P20" style:family="paragraph" style:parent-style-name="Text_20_body">
      <style:text-properties officeooo:rsid="0029d926" officeooo:paragraph-rsid="002d9732"/>
    </style:style>
    <style:style style:name="P21" style:family="paragraph" style:parent-style-name="Text_20_body">
      <style:paragraph-properties fo:line-height="0.1764in"/>
      <style:text-properties officeooo:rsid="002c4404" officeooo:paragraph-rsid="002c4404"/>
    </style:style>
    <style:style style:name="P22" style:family="paragraph" style:parent-style-name="Heading_20_1">
      <style:paragraph-properties fo:break-before="page"/>
    </style:style>
    <style:style style:name="T1" style:family="text">
      <style:text-properties style:font-name="sans-serif" fo:font-size="12.75pt" fo:font-weight="bold" style:font-weight-asian="bold" style:font-weight-complex="bold"/>
    </style:style>
    <style:style style:name="T2" style:family="text">
      <style:text-properties style:font-name="sans-serif" fo:font-size="12.75pt"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9924" style:font-weight-asian="bold" style:font-weight-complex="bold"/>
    </style:style>
    <style:style style:name="T6" style:family="text">
      <style:text-properties fo:font-weight="bold" officeooo:rsid="0027e587" style:font-weight-asian="bold" style:font-weight-complex="bold"/>
    </style:style>
    <style:style style:name="T7" style:family="text">
      <style:text-properties fo:font-weight="bold" officeooo:rsid="00296272" style:font-weight-asian="bold" style:font-weight-complex="bold"/>
    </style:style>
    <style:style style:name="T8" style:family="text">
      <style:text-properties fo:font-weight="bold" officeooo:rsid="002d9732" style:font-weight-asian="bold" style:font-weight-complex="bold"/>
    </style:style>
    <style:style style:name="T9" style:family="text">
      <style:text-properties fo:font-weight="bold" officeooo:rsid="002b19ae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1fd47" style:font-weight-asian="normal" style:font-weight-complex="normal"/>
    </style:style>
    <style:style style:name="T12" style:family="text">
      <style:text-properties fo:font-weight="normal" officeooo:rsid="002627e8" style:font-weight-asian="normal" style:font-weight-complex="normal"/>
    </style:style>
    <style:style style:name="T13" style:family="text">
      <style:text-properties fo:font-weight="normal" officeooo:rsid="0027e587" style:font-weight-asian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" style:family="text">
      <style:text-properties officeooo:rsid="0021fd47"/>
    </style:style>
    <style:style style:name="T17" style:family="text">
      <style:text-properties officeooo:rsid="0024422c"/>
    </style:style>
    <style:style style:name="T18" style:family="text">
      <style:text-properties officeooo:rsid="0027e587"/>
    </style:style>
    <style:style style:name="T19" style:family="text">
      <style:text-properties officeooo:rsid="0029d926"/>
    </style:style>
    <style:style style:name="T20" style:family="text">
      <style:text-properties officeooo:rsid="002b19ae"/>
    </style:style>
    <style:style style:name="T21" style:family="text">
      <style:text-properties officeooo:rsid="002d97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bgame Detection</text:h>
      <text:p text:style-name="P4"><text:span text:style-name="T5"/></text:p>
      <text:p text:style-name="P15"><text:span text:style-name="T4">Previous paper published developed for single player games</text:span></text:p>
      <text:p text:style-name="P15"><text:span text:style-name="T4">First i</text:span><text:span text:style-name="T10">ntroduce simple rules for </text:span><text:span text:style-name="T4">2-TicTacToe, later also </text:span><text:span text:style-name="T10">talk about </text:span><text:span text:style-name="T4">instances to generalize for other multiplayer games</text:span></text:p>
      <text:p text:style-name="Text_20_body"/>
      <text:p text:style-name="P6"><text:span text:style-name="T4"/></text:p>
      <text:h text:style-name="P22" text:outline-level="1"><text:bookmark text:name="docs-internal-guid-f14030a3-2f88-3d87-2859-0ff6bcb5c13f"/>Search Space of Double-TicTacToe</text:h>
      <text:p text:style-name="P6"><text:span text:style-name="T4">Seen</text:span> <text:span text:style-name="T4">Double-TicTacToe</text:span>, 2 games at the same time. Imagine <text:span text:style-name="T4">n-TicTacToe</text:span></text:p>
      <text:p text:style-name="P6"><text:span text:style-name="T10">Search Space explodes</text:span><text:span text:style-name="T4">: 18 factorial, 18! </text:span></text:p>
      <text:p text:style-name="P6"><text:span text:style-name="T4">Examples: Make moves on single field</text:span></text:p>
      <text:h text:style-name="P22" text:outline-level="1">Subgames</text:h>
      <text:p text:style-name="P7">We have some <text:span text:style-name="T4">terms to introduce</text:span></text:p>
      <text:p text:style-name="P7">Explain</text:p>
      <text:p text:style-name="P7"><text:span text:style-name="T4">F’ is a Subset of F</text:span>, … all <text:span text:style-name="T4">not empty</text:span>!</text:p>
      <text:p text:style-name="P7">If two subgames do <text:span text:style-name="T14">not</text:span> <text:span text:style-name="T4">intersect</text:span> in Fluents and Actions (no overlap) they are <text:span text:style-name="T4">independent</text:span></text:p>
      <text:p text:style-name="P7"><text:span text:style-name="T4">Fluent is action independent</text:span><text:span text:style-name="T10"> all actions have the </text:span><text:span text:style-name="T4">same effect</text:span><text:span text:style-name="T10"> on this fluent</text:span></text:p>
      <text:p text:style-name="P5"><text:span text:style-name="T2">Fluents </text:span><text:span text:style-name="T1">change</text:span><text:span text:style-name="T2"> does </text:span><text:span text:style-name="T1">not</text:span><text:span text:style-name="T2"> </text:span><text:span text:style-name="T1">depend </text:span><text:span text:style-name="T2">on </text:span><text:span text:style-name="T1">what</text:span><text:span text:style-name="T2"> the </text:span><text:span text:style-name="T1">moves</text:span><text:span text:style-name="T2"> are and </text:span><text:span text:style-name="T1">who</text:span><text:span text:style-name="T2"> is playing.</text:span></text:p>
      <text:p text:style-name="P7"><text:span text:style-name="T10">For example: </text:span><text:span text:style-name="T4">control</text:span><text:span text:style-name="T10">() fluent</text:span></text:p>
      <text:p text:style-name="P7"><text:span text:style-name="T10">Some games have a </text:span><text:span text:style-name="T4">counter</text:span><text:span text:style-name="T10">() which decreases every move → independent</text:span></text:p>
      <text:h text:style-name="P22" text:outline-level="1"><text:bookmark text:name="docs-internal-guid-5be162ed-2f8d-330d-e01e-1398ad9a3516"/>Incomplete dependency graph of 2-TicTacToe</text:h>
      <text:p text:style-name="P7">Only for <text:span text:style-name="T4">visualization, </text:span><text:span text:style-name="T10">very</text:span><text:span text:style-name="T4"> incomplete and superficial</text:span>!</text:p>
      <text:p text:style-name="P9"><text:span text:style-name="T10">Talked about </text:span>Independent subgames<text:span text:style-name="T10"> </text:span><text:span text:style-name="T11">but both interact with </text:span><text:span text:style-name="T16">control</text:span><text:span text:style-name="T11">() fluent</text:span></text:p>
      <text:p text:style-name="P10">control<text:span text:style-name="T10">()-fluent is </text:span>action independent <text:span text:style-name="T10">→ </text:span>ignore<text:span text:style-name="T10"> it!</text:span></text:p>
      <text:p text:style-name="P11">Klick!</text:p>
      <text:p text:style-name="P11">2 <text:span text:style-name="T17">unc</text:span>onnected components: <text:span text:style-name="T10">These are the </text:span>subgames</text:p>
      <text:p text:style-name="P12">Imagine Search Space: Smaller than 2-TicTacToe because search solutions only on a single field</text:p>
      <text:h text:style-name="P22" text:outline-level="1"><text:bookmark text:name="docs-internal-guid-d9ac6f65-2f98-1cc0-d47f-f7767dd7cdc1"/>Instantiated Fluents</text:h>
      <text:p text:style-name="P12">Nim: Two Players, three or more heaps of objects</text:p>
      <text:p text:style-name="P12">Alternating turns, take any number of objects from exactly one of the heaps</text:p>
      <text:p text:style-name="P12">Goal: Be the last to take an object OR: Force opponent to take last object</text:p>
      <text:p text:style-name="P12">GDL Rules<text:span text:style-name="T10"> </text:span><text:span text:style-name="T13">c</text:span>onflict <text:span text:style-name="T10">with previous </text:span>definition, <text:span text:style-name="T10">we want </text:span>heaps<text:span text:style-name="T10"> to be</text:span> subgames</text:p>
      <text:p text:style-name="P13"><text:span text:style-name="T10">Important: </text:span>heap(b, 2)<text:span text:style-name="T10"> every heap is an </text:span>Instance <text:span text:style-name="T10">of fluent </text:span>heap()</text:p>
      <text:p text:style-name="P12">Paper: Formal <text:span text:style-name="T10">definition of</text:span> instantiated arguments of fluents</text:p>
      <text:p text:style-name="P12"><text:span text:style-name="T10">Idea: </text:span>Instantiated<text:span text:style-name="T10"> if its value does not </text:span>change<text:span text:style-name="T10"> from one </text:span>state<text:span text:style-name="T10"> to the </text:span>next<text:span text:style-name="T10"> and</text:span><text:span text:style-name="T12"> if</text:span><text:span text:style-name="T10"> </text:span>instances<text:span text:style-name="T10"> do not </text:span>interact</text:p>
      <text:p text:style-name="P14">Klick!</text:p>
      <text:h text:style-name="P22" text:outline-level="1">Instantiated Fluents 2</text:h>
      <text:p text:style-name="P16">heap(X, _) is <text:span text:style-name="T4">instantiated</text:span> be<text:span text:style-name="T18">c</text:span>ause the <text:span text:style-name="T4">rules</text:span> only refer to the <text:span text:style-name="T4">same heap</text:span> <text:span text:style-name="T18">directly</text:span> (line 13) <text:span text:style-name="T18">or indirectly (check if move is </text:span><text:span text:style-name="T6">legal()</text:span><text:span text:style-name="T18"> if player </text:span><text:span text:style-name="T6">does()</text:span><text:span text:style-name="T18"> a move)</text:span></text:p>
      <text:p text:style-name="P17">Not depicted: <text:span text:style-name="T4">Reduce(X)</text:span> operation influences only <text:span text:style-name="T4">heap(X, _)</text:span> and <text:span text:style-name="T4">control (we ignore control)</text:span></text:p>
      <text:p text:style-name="P17">As said: Because <text:span text:style-name="T4">control(W)</text:span> appears in <text:span text:style-name="T4">legal()</text:span> rules and would connect all actions and we would have no <text:span text:style-name="T4">unconnected subgames</text:span></text:p>
      <text:p text:style-name="P18"><text:span text:style-name="T4">If we do this, we get the graph below</text:span></text:p>
      <text:h text:style-name="P22" text:outline-level="1"><text:bookmark text:name="docs-internal-guid-79d4d0ab-2fcd-4395-c734-25cf65ef79b5"/>Decomposition into Subgames</text:h>
      <text:p text:style-name="P18">To <text:span text:style-name="T19">summarize</text:span> it:</text:p>
      <text:p text:style-name="P18">Some games contain <text:span text:style-name="T4">subgames</text:span> which can be clearly <text:span text:style-name="T4">separated</text:span> from each other</text:p>
      <text:p text:style-name="P18">The <text:span text:style-name="T4">search</text:span> <text:span text:style-name="T4">tree</text:span> of <text:span text:style-name="T4">double</text:span>-TicTacToe <text:span text:style-name="T19">from</text:span> the beginning can be <text:span text:style-name="T4">reduced</text:span> because we <text:span text:style-name="T19">find a </text:span>winning strategy for one field (and reuse it for the other field as well)</text:p>
      <text:p text:style-name="P19">Imagine an <text:span text:style-name="T4">n-TicTacToe</text:span></text:p>
      <text:p text:style-name="P20"><text:span text:style-name="T4">Heuristic</text:span> <text:span text:style-name="T4">wrap up </text:span><text:span text:style-name="T7">Find <text:s/></text:span><text:span text:style-name="T8">subgames </text:span><text:span text:style-name="T7">by: </text:span></text:p>
      <text:p text:style-name="P18"><text:span text:style-name="T19">1. </text:span>making a move on some fluent → nothing happens to some other fluent</text:p>
      <text:p text:style-name="P19">2. Two fluents do not interact but if they do, they are in the same <text:span text:style-name="T4">subgame</text:span></text:p>
      <text:p text:style-name="P19">Now you may ask: Fine, we can win a <text:span text:style-name="T4">single TicTacToe</text:span>, but how do we win <text:span text:style-name="T4">both</text:span> at the <text:span text:style-name="T4">same</text:span> <text:span text:style-name="T4">time</text:span>? → Richard will talk about this now</text:p>
      <text:h text:style-name="P22" text:outline-level="1">Impartial Games</text:h>
      <text:p text:style-name="P21">Short <text:span text:style-name="T4">remark</text:span> on <text:span text:style-name="T4">impartial</text:span> <text:span text:style-name="T4">games</text:span>: <text:span text:style-name="T9">Nim</text:span><text:span text:style-name="T20">, Quarto</text:span></text:p>
      <text:p text:style-name="P21">Games, where the <text:span text:style-name="T4">effects</text:span> of each <text:span text:style-name="T4">move</text:span> are <text:span text:style-name="T4">independent</text:span> on <text:span text:style-name="T4">who</text:span> is making the move</text:p>
      <text:p text:style-name="P21">The only <text:span text:style-name="T4">asymmetric</text:span> aspect is the <text:span text:style-name="T4">starting</text:span> player, afterwards both are equal</text:p>
      <text:p text:style-name="P21">Not: <text:span text:style-name="T4">Chess</text:span>, Checkers, Go because each player can only move pieces of his <text:span text:style-name="T4">own</text:span> <text:span text:style-name="T4">color</text:span></text:p>
      <text:p text:style-name="P21"><text:span text:style-name="T4">Poker</text:span>, dice not because they rely on <text:span text:style-name="T4">chance</text:span> and are not deterministic</text:p>
      <text:p text:style-name="P21">Hard to check every <text:span text:style-name="T4">state</text:span> of the game regarding impartiality. So: <text:span text:style-name="T4">Syntactic</text:span> <text:span text:style-name="T4">analysis</text:span> on the rules. Check legal and next rules for all players by <text:span text:style-name="T4">substitution</text:span> and checking if the <text:span text:style-name="T4">corresponding</text:span> <text:span text:style-name="T4">rule</text:span> exists, too</text:p>
      <text:p text:style-name="P21">Iff independent <text:span text:style-name="T4">subgames</text:span> are <text:span text:style-name="T4">impartial</text:span> → <text:span text:style-name="T4">whole</text:span> <text:span text:style-name="T4">game</text:span> is impartial</text:p>
      <text:p text:style-name="P21">Subgame Search: Only <text:span text:style-name="T4">compute</text:span> for <text:span text:style-name="T4">one</text:span> <text:span text:style-name="T4">player</text:span> (equivalent), saves effort</text:p>
      <text:p text:style-name="P21"><text:span text:style-name="T4">Global</text:span> <text:span text:style-name="T4">Game</text:span> <text:span text:style-name="T4">Search</text:span>: <text:span text:style-name="T21">No details, every impartial game can be seen as some instance of a </text:span><text:span text:style-name="T8">Nim</text:span><text:span text:style-name="T21"> heap. So for an impartial game with </text:span><text:span text:style-name="T8">subgames</text:span><text:span text:style-name="T21"> you can just use winning-strategies for regular </text:span><text:span text:style-name="T8">Ni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0bb97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20%" style:page-number="auto" style:writing-mode="page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15pt" style:font-size-asian="15pt" style:font-size-complex="15pt"/>
    </style:style>
    <style:page-layout style:name="Mpm1">
      <style:page-layout-properties fo:page-width="8.2681in" fo:page-height="5.8272in" style:num-format="1" style:print-orientation="landscape" fo:margin-top="0.7874in" fo:margin-bottom="0.7874in" fo:margin-left="0.7874in" fo:margin-right="0.7874in" style:shadow="none" fo:background-color="transparent" style:writing-mode="lr-tb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1in" style:shadow="none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13:26.647687044</meta:creation-date>
    <dc:date>2018-01-26T02:36:57.262916136</dc:date>
    <meta:editing-duration>PT2H30M19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8" meta:paragraph-count="57" meta:word-count="608" meta:character-count="3625" meta:non-whitespace-character-count="3069"/>
  </office:meta>
</office:document-meta>
</file>